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2.7035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0.9228in"/>
    </style:style>
    <style:style style:name="co8" style:family="table-column">
      <style:table-column-properties fo:break-before="auto" style:column-width="0.7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rabalho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Input">
      <style:table-cell-properties fo:background-color="#dddddd" style:cell-protect="none" style:print-content="tru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Input">
      <style:table-cell-properties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_30_._20_Default_20_Date" style:data-style-name="N20130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0130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20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Baixa&quot;" style:apply-style-name="_32_._20_Green" style:base-cell-address="Trabalhos.G4"/>
      <style:map style:condition="cell-content()=&quot;2. Média&quot;" style:apply-style-name="_33_._20_Orange" style:base-cell-address="Trabalhos.G4"/>
      <style:map style:condition="cell-content()=&quot;3. Alta&quot;" style:apply-style-name="_34_._20_Red" style:base-cell-address="Trabalhos.G4"/>
      <style:map style:condition="cell-content()=&quot;0. Completo&quot;" style:apply-style-name="_31_._20_Blue" style:base-cell-address="Trabalhos.G4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0" style:family="table-cell" style:parent-style-name="_30_._20_Default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1. Por fazer&quot;" style:apply-style-name="_34_._20_Red" style:base-cell-address="Trabalhos.H4"/>
      <style:map style:condition="cell-content()=&quot;2. Adiado&quot;" style:apply-style-name="_33_._20_Orange" style:base-cell-address="Trabalhos.H4"/>
      <style:map style:condition="cell-content()=&quot;3. Em desenvolvimento&quot;" style:apply-style-name="_32_._20_Green" style:base-cell-address="Trabalhos.H4"/>
      <style:map style:condition="cell-content()=&quot;0. Completo&quot;" style:apply-style-name="_31_._20_Blue" style:base-cell-address="Trabalhos.H4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Trabalhos.F1">
          <table:error-message table:message-type="stop" table:display="true"/>
        </table:content-validation>
        <table:content-validation table:name="val2" table:condition="of:cell-content-is-in-list(&quot;0. Completo&quot;;&quot;1. Baixa&quot;;&quot;2. Média&quot;;&quot;3. Alta&quot;)" table:allow-empty-cell="true" table:display-list="sort-ascending" table:base-cell-address="Trabalhos.G4">
          <table:error-message table:message-type="stop" table:display="true"/>
        </table:content-validation>
        <table:content-validation table:name="val3" table:condition="of:cell-content-is-in-list(&quot;1. Baixa&quot;;&quot;2. Média&quot;;&quot;3. Alta&quot;;&quot;4. Crítica&quot;)" table:allow-empty-cell="true" table:display-list="unsorted" table:base-cell-address="Trabalhos.G4">
          <table:error-message table:message-type="stop" table:display="true"/>
        </table:content-validation>
        <table:content-validation table:name="val4" table:condition="of:cell-content-is-in-list(&quot;1. Por fazer&quot;;&quot;2. Adiado&quot;;&quot;3. Em desenvolvimento&quot;;&quot;0. Completo&quot;)" table:allow-empty-cell="true" table:display-list="sort-ascending" table:base-cell-address="Trabalhos.H4"/>
        <table:content-validation table:name="val5" table:condition="of:cell-content-is-in-list(&quot;1. Por fazer&quot;;&quot;2. Adiado&quot;;&quot;3. Em desenvolvimento&quot;;&quot;4. Completo&quot;)" table:allow-empty-cell="true" table:display-list="unsorted" table:base-cell-address="Trabalhos.H4"/>
      </table:content-validations>
      <table:table table:name="Trabalh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5"/>
          <table:table-cell table:style-name="ce1" table:content-validation-name="val1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ibersegurança | CET 8493 | Trabalhos</text:p>
          </table:table-cell>
          <table:covered-table-cell table:number-columns-repeated="3" table:style-name="ce21"/>
          <table:covered-table-cell table:style-name="ce4" table:content-validation-name="val1"/>
          <table:covered-table-cell table:number-columns-repeated="2" table:style-name="ce21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UFCD</text:p>
          </table:table-cell>
          <table:table-cell table:style-name="ce4" office:value-type="string" calcext:value-type="string">
            <text:p>Formador</text:p>
          </table:table-cell>
          <table:table-cell table:style-name="ce4" office:value-type="string" calcext:value-type="string">
            <text:p>Trabalho</text:p>
          </table:table-cell>
          <table:table-cell table:style-name="ce4" office:value-type="string" calcext:value-type="string">
            <text:p>Formato</text:p>
          </table:table-cell>
          <table:table-cell table:style-name="ce4" table:content-validation-name="val1" office:value-type="string" calcext:value-type="string">
            <text:p>Prazo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Estado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Wargaming</text:p>
          </table:table-cell>
          <table:table-cell table:style-name="ce5" office:value-type="string" calcext:value-type="string">
            <text:p>Ricardo Lobo</text:p>
          </table:table-cell>
          <table:table-cell table:style-name="ce5" office:value-type="string" calcext:value-type="string">
            <text:p>(Por entregar)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3 de maio 11:59PM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Análise Forense 1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1:59PM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1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1:59PM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2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1:59PM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ibersegurança Ativa</text:p>
          </table:table-cell>
          <table:table-cell table:style-name="ce5" office:value-type="string" calcext:value-type="string">
            <text:p>Paulo Vaz</text:p>
          </table:table-cell>
          <table:table-cell table:style-name="ce5" office:value-type="string" calcext:value-type="string">
            <text:p>Caso 3</text:p>
          </table:table-cell>
          <table:table-cell table:style-name="ce5" office:value-type="string" calcext:value-type="string">
            <text:p>Any</text:p>
          </table:table-cell>
          <table:table-cell table:style-name="ce23" table:content-validation-name="val1" office:value-type="string" calcext:value-type="string">
            <text:p>24 de maio 11:59PM</text:p>
          </table:table-cell>
          <table:table-cell table:style-name="ce36" table:content-validation-name="val2"/>
          <table:table-cell table:style-name="ce41" table:content-validation-name="val4"/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Instalação de redes locais + Serviços de rede</text:p>
          </table:table-cell>
          <table:table-cell table:style-name="ce9" office:value-type="string" calcext:value-type="string">
            <text:p>Manuel Ramos</text:p>
          </table:table-cell>
          <table:table-cell table:style-name="ce9" office:value-type="string" calcext:value-type="string">
            <text:p>Projeto</text:p>
          </table:table-cell>
          <table:table-cell table:style-name="ce9" office:value-type="string" calcext:value-type="string">
            <text:p>ZIP (PKA + TXT + PDF)</text:p>
          </table:table-cell>
          <table:table-cell table:style-name="ce24" office:value-type="string" calcext:value-type="string">
            <text:p>18 de maio 11:59PM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Serviços de rede</text:p>
          </table:table-cell>
          <table:table-cell table:style-name="ce9" office:value-type="string" calcext:value-type="string">
            <text:p>Manuel Ramos</text:p>
          </table:table-cell>
          <table:table-cell table:style-name="ce9" office:value-type="string" calcext:value-type="string">
            <text:p>HSRP</text:p>
          </table:table-cell>
          <table:table-cell table:style-name="ce9" office:value-type="string" calcext:value-type="string">
            <text:p>PKA</text:p>
          </table:table-cell>
          <table:table-cell table:style-name="ce24" office:value-type="string" calcext:value-type="string">
            <text:p>18 de maio 11:59PM</text:p>
          </table:table-cell>
          <table:table-cell table:style-name="ce35" table:content-validation-name="val2"/>
          <table:table-cell table:style-name="ce40" table:content-validation-name="val4"/>
          <table:table-cell table:number-columns-repeated="16376"/>
        </table:table-row>
        <table:table-row table:style-name="ro1" table:number-rows-repeated="34">
          <table:table-cell/>
          <table:table-cell table:style-name="Default" table:number-columns-repeated="7"/>
          <table:table-cell table:number-columns-repeated="16376"/>
        </table:table-row>
        <table:table-row table:style-name="ro1" table:number-rows-repeated="975">
          <table:table-cell table:number-columns-repeated="5"/>
          <table:table-cell table:content-validation-name="val1"/>
          <table:table-cell table:style-name="ce19" table:content-validation-name="val3"/>
          <table:table-cell table:style-name="ce28" table:content-validation-name="val5"/>
          <table:table-cell table:number-columns-repeated="16376"/>
        </table:table-row>
        <table:table-row table:style-name="ro1" table:number-rows-repeated="104755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balhos.H4:Trabalhos.H10">
            <calcext:condition calcext:apply-style-name="4. Red" calcext:value="=&quot;1. Por fazer&quot;" calcext:base-cell-address="Trabalhos.H4"/>
            <calcext:condition calcext:apply-style-name="3. Orange" calcext:value="=&quot;2. Adiado&quot;" calcext:base-cell-address="Trabalhos.H4"/>
            <calcext:condition calcext:apply-style-name="2. Green" calcext:value="=&quot;3. Em desenvolvimento&quot;" calcext:base-cell-address="Trabalhos.H4"/>
            <calcext:condition calcext:apply-style-name="1. Blue" calcext:value="=&quot;0. Completo&quot;" calcext:base-cell-address="Trabalhos.H4"/>
          </calcext:conditional-format>
          <calcext:conditional-format calcext:target-range-address="Trabalhos.G4:Trabalhos.G10">
            <calcext:condition calcext:apply-style-name="2. Green" calcext:value="=&quot;1. Baixa&quot;" calcext:base-cell-address="Trabalhos.G4"/>
            <calcext:condition calcext:apply-style-name="3. Orange" calcext:value="=&quot;2. Média&quot;" calcext:base-cell-address="Trabalhos.G4"/>
            <calcext:condition calcext:apply-style-name="4. Red" calcext:value="=&quot;3. Alta&quot;" calcext:base-cell-address="Trabalhos.G4"/>
            <calcext:condition calcext:apply-style-name="1. Blue" calcext:value="=&quot;0. Completo&quot;" calcext:base-cell-address="Trabalhos.G4"/>
          </calcext:conditional-format>
        </calcext:conditional-formats>
      </table:table>
      <table:named-expressions/>
      <table:database-ranges>
        <table:database-range table:name="__Anonymous_Sheet_DB__0" table:target-range-address="Trabalhos.B3:Trabalhos.H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number number:decimal-places="0" number:min-decimal-places="0" number:min-integer-digits="1" number:grouping="true" number:display-factor="1000"/>
      <number:text>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 number:display-factor="1000"/>
      <number:text>€</number:text>
      <style:map style:condition="value()&gt;=0" style:apply-style-name="N131P0"/>
    </number:number-style>
    <number:number-style style:name="N10000" number:language="en" number:country="US">
      <number:number number:min-integer-digits="1"/>
    </number:number-style>
    <number:date-style style:name="N20128" number:language="pt" number:country="PT">
      <number:day number:style="long"/>
      <number:text> </number:text>
      <number:month number:style="long" number:textual="true"/>
    </number:date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day number:style="long"/>
      <number:text> </number:text>
      <number:month number:style="long" number:textual="true"/>
    </number:dat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3P0" style:volatile="true">
      <number:number number:decimal-places="0" number:min-decimal-places="0" number:min-integer-digits="1" number:grouping="true"/>
      <number:text>   </number:text>
    </number:number-style>
    <number:number-style style:name="N16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 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  </number:text>
    </number:number-style>
    <number:number-style style:name="N16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9" number:language="en" number:country="US">
      <number:day/>
      <number:text> </number:text>
      <number:month number:style="long" number:textual="true"/>
    </number:date-style>
    <number:date-style style:name="N20129" number:language="pt" number:country="PT">
      <number:day/>
      <number:text> de </number:text>
      <number:month number:style="long" number:textual="true"/>
    </number:date-style>
    <number:date-style style:name="N20130" number:language="pt" number:country="PT">
      <number:day/>
      <number:text> </number:text>
      <number:month number:style="long" number:textual="true"/>
    </number:date-style>
    <style:style style:name="Default" style:family="table-cell" style:data-style-name="N10000">
      <style:table-cell-properties style:diagonal-bl-tr="none" style:diagonal-tl-br="none" style:text-align-source="fix" style:repeat-content="false" fo:background-color="transparent" style:rotation-align="none" style:vertical-align="middle"/>
      <style:paragraph-properties fo:text-align="center"/>
      <style:text-properties style:font-name="Calibri" fo:font-family="Calibri" style:font-style-name="Regular" style:font-family-generic="swiss" style:font-pitch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._20_Green" style:display-name="2. Green" style:family="table-cell" style:parent-style-name="Default" style:data-style-name="N10000">
      <style:table-cell-properties fo:background-color="#afd09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1_._20_Blue" style:display-name="1. Blue" style:family="table-cell" style:parent-style-name="Default" style:data-style-name="N10000">
      <style:table-cell-properties fo:background-color="#96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3_._20_Orange" style:display-name="3. Orange" style:family="table-cell" style:parent-style-name="Default" style:data-style-name="N10000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_34_._20_Red" style:display-name="4. Red" style:family="table-cell" style:parent-style-name="Default" style:data-style-name="N10000">
      <style:table-cell-properties fo:background-color="#ffa6a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Background" style:family="table-cell" style:parent-style-name="Default" style:data-style-name="N10000">
      <style:table-cell-properties fo:background-color="#000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" style:family="table-cell" style:parent-style-name="Default" style:data-style-name="N10000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L" style:display-name="Card 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R" style:display-name="Card 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" style:display-name="Card T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L" style:display-name="Card TL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0.06pt solid #000080" style:direction="ltr" fo:border-right="none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rd_20_TR" style:display-name="Card TR" style:family="table-cell" style:parent-style-name="Default" style:data-style-name="N10000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Header" style:display-name="Column Header" style:family="table-cell" style:parent-style-name="Default" style:data-style-name="N10000">
      <style:table-cell-properties fo:background-color="#e6e6ff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 style:data-style-name="N10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31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Default" style:data-style-name="N10000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 style:data-style-name="N10000">
      <style:table-cell-properties fo:background-color="#fff5ce"/>
      <style:text-properties fo:color="#007cff" style:font-name="Calibri1" fo:font-family="Calibri" style:font-family-generic="swiss" style:font-name-complex="Calibri1" style:font-family-complex="Calibri" style:font-family-generic-complex="swiss"/>
    </style:style>
    <style:style style:name="ConditionalStyle_5f_9" style:display-name="ConditionalStyle_9" style:family="table-cell" style:parent-style-name="Default" style:data-style-name="N10000">
      <style:table-cell-properties fo:background-color="#fff5ce"/>
      <style:text-properties fo:color="#00a933" style:font-name="Calibri1" fo:font-family="Calibri" style:font-family-generic="swiss" style:font-name-complex="Calibri1" style:font-family-complex="Calibri" style:font-family-generic-complex="swiss"/>
    </style:style>
    <style:style style:name="ConditionalStyle_5f_10" style:display-name="ConditionalStyle_10" style:family="table-cell" style:parent-style-name="Default" style:data-style-name="N10000">
      <style:table-cell-properties fo:background-color="#fff5ce"/>
      <style:text-properties fo:color="#ff8000" style:font-name="Calibri1" fo:font-family="Calibri" style:font-family-generic="swiss" style:font-name-complex="Calibri1" style:font-family-complex="Calibri" style:font-family-generic-complex="swiss"/>
    </style:style>
    <style:style style:name="ConditionalStyle_5f_11" style:display-name="ConditionalStyle_11" style:family="table-cell" style:parent-style-name="Default" style:data-style-name="N10000">
      <style:table-cell-properties fo:background-color="#fff5ce"/>
      <style:text-properties fo:color="#ff0000" style:font-name="Calibri1" fo:font-family="Calibri" style:font-family-generic="swiss" style:font-name-complex="Calibri1" style:font-family-complex="Calibri" style:font-family-generic-complex="swiss"/>
    </style:style>
    <style:style style:name="_30_._20_Default" style:display-name="0. Default" style:family="table-cell" style:parent-style-name="Default">
      <style:table-cell-properties style:diagonal-bl-tr="none" style:diagonal-tl-br="none"/>
    </style:style>
    <style:style style:name="_30_._20_Default_20_Date" style:display-name="0. Default Date" style:family="table-cell" style:parent-style-name="_30_._20_Default" style:data-style-name="N20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19:15:53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balhos" style:display-name="PageStyle_Trabalh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18:28:25</meta:creation-date>
    <dc:language>pt-PT</dc:language>
    <dc:date>2023-05-17T19:17:59.766000000</dc:date>
    <meta:editing-cycles>76</meta:editing-cycles>
    <meta:editing-duration>PT19H22M40S</meta:editing-duration>
    <meta:generator>LibreOffice/7.5.3.2$Windows_X86_64 LibreOffice_project/9f56dff12ba03b9acd7730a5a481eea045e468f3</meta:generator>
    <meta:document-statistic meta:table-count="1" meta:cell-count="43" meta:object-count="0"/>
    <meta:user-defined meta:name="AppVersion">15.0000</meta:user-defined>
  </office:meta>
</office:document-meta>
</file>